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officeooo:rsid="00209c07" officeooo:paragraph-rsid="00209c07"/>
    </style:style>
    <style:style style:name="P3" style:family="paragraph" style:parent-style-name="Text_20_body" style:list-style-name="L1">
      <style:text-properties officeooo:rsid="003073c3" officeooo:paragraph-rsid="003073c3"/>
    </style:style>
    <style:style style:name="P4" style:family="paragraph" style:parent-style-name="Text_20_body" style:list-style-name="L1">
      <style:text-properties officeooo:rsid="003332d1" officeooo:paragraph-rsid="003332d1"/>
    </style:style>
    <style:style style:name="T1" style:family="text">
      <style:text-properties officeooo:rsid="002225e5"/>
    </style:style>
    <style:style style:name="T2" style:family="text">
      <style:text-properties officeooo:rsid="00239a40"/>
    </style:style>
    <style:style style:name="T3" style:family="text">
      <style:text-properties officeooo:rsid="00296abe"/>
    </style:style>
    <style:style style:name="T4" style:family="text">
      <style:text-properties officeooo:rsid="002e9d63"/>
    </style:style>
    <style:style style:name="T5" style:family="text">
      <style:text-properties officeooo:rsid="002ef72b"/>
    </style:style>
    <style:style style:name="T6" style:family="text">
      <style:text-properties officeooo:rsid="003332d1"/>
    </style:style>
    <style:style style:name="T7" style:family="text">
      <style:text-properties officeooo:rsid="00355e48"/>
    </style:style>
    <style:style style:name="T8" style:family="text">
      <style:text-properties officeooo:rsid="0036ea84"/>
    </style:style>
    <style:style style:name="T9" style:family="text">
      <style:text-properties officeooo:rsid="0038b0c9"/>
    </style:style>
    <style:style style:name="T10" style:family="text">
      <style:text-properties officeooo:rsid="003b056e"/>
    </style:style>
    <style:style style:name="T11" style:family="text">
      <style:text-properties officeooo:rsid="003bed83"/>
    </style:style>
    <style:style style:name="T12" style:family="text">
      <style:text-properties officeooo:rsid="003ef35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Romans 14:13-23</text:h>
      <text:h text:style-name="Heading_20_2" text:outline-level="2"><text:bookmark text:name="en-GNT-31327"/>Do Not Make Others Fall</text:h>
      <text:list xml:id="list406640207" text:style-name="L1">
        <text:list-item>
          <text:p text:style-name="P1">So then, let us stop judging one another. Instead, you should decide never to do anything that would make others stumble or fall into sin. <text:bookmark text:name="en-GNT-31328"/>My union with the Lord Jesus makes me certain that no food is of itself ritually unclean; but if you believe that some food is unclean, then it becomes unclean for you. <text:bookmark text:name="en-GNT-31329"/>If you hurt others because of something you eat, then you are no longer acting from love. Do not let the food that you eat ruin the person for whom Christ died! <text:bookmark text:name="en-GNT-31330"/>Do not let what you regard as good get a bad name. <text:bookmark text:name="en-GNT-31331"/>For God's Kingdom is not a matter of eating and drinking, but of the righteousness, peace, and joy which the Holy Spirit gives. <text:bookmark text:name="en-GNT-31332"/>And when you serve Christ in this way, you please God and are approved by others.<text:bookmark text:name="en-GNT-31333"/> So then, we must always aim at those things that bring peace and that help strengthen one another. <text:bookmark text:name="en-GNT-31334"/>Do not, because of food, destroy what God has done. All foods may be eaten, but it is wrong to eat anything that will cause someone else to fall into sin. <text:bookmark text:name="en-GNT-31335"/>The right thing to do is to keep from eating meat, drinking wine, or doing anything else that will make other believers fall. <text:bookmark text:name="en-GNT-31336"/>Keep what you believe about this matter, then, between yourself and God. Happy are those who do not feel guilty when they do something they judge is right! <text:bookmark text:name="en-GNT-31337"/>But if they have doubts about what they eat, God condemns them when they eat it, because their action is not based on faith. And anything that is not based on faith is sin.</text:p>
        </text:list-item>
        <text:list-item>
          <text:p text:style-name="P2">Whatever we do should not make others stumble and fall into sin. <text:span text:style-name="T1">Building on the previous verses (1-12), that state how we’re different; we should not use our differences to make others fall into sin. If others don’t eat something </text:span><text:span text:style-name="T3">that we eat</text:span><text:span text:style-name="T1">, </text:span><text:span text:style-name="T3">we shouldn’t</text:span><text:span text:style-name="T1"> force them or judge them for not eating </text:span><text:span text:style-name="T4">it</text:span><text:span text:style-name="T1">. Their faith does not allow them to eat </text:span><text:span text:style-name="T10">it</text:span><text:span text:style-name="T1">. </text:span><text:span text:style-name="T2">If they eat the food to please </text:span><text:span text:style-name="T5">us</text:span><text:span text:style-name="T2">, they are sinning because they’</text:span><text:span text:style-name="T11">re eating</text:span><text:span text:style-name="T2"> out of faith. Anything done but not based on faith is sin.</text:span></text:p>
        </text:list-item>
        <text:list-item>
          <text:p text:style-name="P3">If we force things on others, those thing are going to have a bad reputation; we don’t want things that we love to have a bad reputation. <text:span text:style-name="T6">If we force things on others, we’re not acting out of love.</text:span></text:p>
        </text:list-item>
        <text:list-item>
          <text:p text:style-name="P4">The kingdom of have is not a matter of food or our earthly priorities, but it’<text:span text:style-name="T7">s a matter </text:span>of righteousness, peace, <text:span text:style-name="T7">and joy which the Holy Spirit gives. </text:span><text:span text:style-name="T8">When we serve Christ this way, we please God and </text:span><text:span text:style-name="T12">we’re </text:span><text:span text:style-name="T8">also approved by others. </text:span><text:span text:style-name="T9">We should always act our of love and aim for things that bring peace and which help strengthen others.</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03T07:57:49.303746449</meta:creation-date>
    <dc:date>2021-09-03T08:26:17.299035483</dc:date>
    <meta:editing-duration>PT27M6S</meta:editing-duration>
    <meta:editing-cycles>22</meta:editing-cycles>
    <meta:generator>LibreOffice/6.4.7.2$Linux_X86_64 LibreOffice_project/40$Build-2</meta:generator>
    <meta:document-statistic meta:table-count="0" meta:image-count="0" meta:object-count="0" meta:page-count="1" meta:paragraph-count="6" meta:word-count="475" meta:character-count="2487" meta:non-whitespace-character-count="2022"/>
  </office:meta>
</office:document-meta>
</file>